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033b3" officeooo:paragraph-rsid="002033b3"/>
    </style:style>
    <style:style style:name="P2" style:family="paragraph" style:parent-style-name="Standard">
      <style:text-properties fo:language="ru" fo:country="RU" officeooo:rsid="0024900e" officeooo:paragraph-rsid="0024900e"/>
    </style:style>
    <style:style style:name="P3" style:family="paragraph" style:parent-style-name="Standard">
      <style:text-properties fo:language="ru" fo:country="RU" officeooo:rsid="00252037" officeooo:paragraph-rsid="00252037"/>
    </style:style>
    <style:style style:name="P4" style:family="paragraph" style:parent-style-name="Standard">
      <style:text-properties fo:language="ru" fo:country="RU" officeooo:rsid="00269006" officeooo:paragraph-rsid="00269006"/>
    </style:style>
    <style:style style:name="P5" style:family="paragraph" style:parent-style-name="Standard">
      <style:text-properties fo:language="ru" fo:country="RU" officeooo:rsid="00276427" officeooo:paragraph-rsid="00276427"/>
    </style:style>
    <style:style style:name="P6" style:family="paragraph" style:parent-style-name="Standard">
      <style:text-properties fo:language="ru" fo:country="RU" officeooo:rsid="002a4961" officeooo:paragraph-rsid="002a4961"/>
    </style:style>
    <style:style style:name="P7" style:family="paragraph" style:parent-style-name="Standard">
      <style:text-properties fo:language="ru" fo:country="RU" officeooo:rsid="002c3b6f" officeooo:paragraph-rsid="002c3b6f"/>
    </style:style>
    <style:style style:name="P8" style:family="paragraph" style:parent-style-name="Standard">
      <style:text-properties fo:language="ru" fo:country="RU" officeooo:rsid="002e2d99" officeooo:paragraph-rsid="002e2d99"/>
    </style:style>
    <style:style style:name="P9" style:family="paragraph" style:parent-style-name="Standard">
      <style:text-properties fo:language="ru" fo:country="RU" officeooo:rsid="002e2d99" officeooo:paragraph-rsid="002e2d99"/>
    </style:style>
    <style:style style:name="P10" style:family="paragraph" style:parent-style-name="Standard">
      <style:text-properties fo:language="ru" fo:country="RU" officeooo:rsid="0030d393" officeooo:paragraph-rsid="0030d393"/>
    </style:style>
    <style:style style:name="P11" style:family="paragraph" style:parent-style-name="Standard">
      <style:text-properties fo:language="ru" fo:country="RU" officeooo:rsid="0031aed8" officeooo:paragraph-rsid="0031aed8"/>
    </style:style>
    <style:style style:name="P12" style:family="paragraph" style:parent-style-name="Standard">
      <style:text-properties fo:language="ru" fo:country="RU" officeooo:rsid="0031edc6" officeooo:paragraph-rsid="0031edc6"/>
    </style:style>
    <style:style style:name="P13" style:family="paragraph" style:parent-style-name="Standard">
      <style:text-properties fo:language="ru" fo:country="RU" officeooo:rsid="003303d4" officeooo:paragraph-rsid="003303d4"/>
    </style:style>
    <style:style style:name="T1" style:family="text">
      <style:text-properties officeooo:rsid="0021d2c6"/>
    </style:style>
    <style:style style:name="T2" style:family="text">
      <style:text-properties officeooo:rsid="00229c70"/>
    </style:style>
    <style:style style:name="T3" style:family="text">
      <style:text-properties officeooo:rsid="0024900e"/>
    </style:style>
    <style:style style:name="T4" style:family="text">
      <style:text-properties officeooo:rsid="002c3b6f"/>
    </style:style>
    <style:style style:name="T5" style:family="text">
      <style:text-properties officeooo:rsid="002dc13c"/>
    </style:style>
    <style:style style:name="T6" style:family="text">
      <style:text-properties officeooo:rsid="002e2d99"/>
    </style:style>
    <style:style style:name="T7" style:family="text">
      <style:text-properties officeooo:rsid="0030251f"/>
    </style:style>
    <style:style style:name="T8" style:family="text">
      <style:text-properties officeooo:rsid="0031edc6"/>
    </style:style>
    <style:style style:name="T9" style:family="text">
      <style:text-properties officeooo:rsid="0032e3a0"/>
    </style:style>
    <style:style style:name="T10" style:family="text">
      <style:text-properties officeooo:rsid="00330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ль игры — «собрать» весь альбом из треков. Для того, чтобы собрать один трек, надо прыгать по виниловым дискам. Прыгнул на диск — заиграла музыка. Прыгнул ещё раз — она выключилась. <text:span text:style-name="T1">Каждый диск — это часть трек. Например только ударные. Или пад синт. Или мелодия. </text:span><text:span text:style-name="T2">Есть «неправильные» диски, которые дают плохой звук, неподходящий для трека. </text:span><text:span text:style-name="T3">Есть поролон. Если на него попасть уровень начинается заново. Это главное препятствие. Диски бывают разных типов. </text:span></text:p>
      <text:p text:style-name="P1"/>
      <text:p text:style-name="P2">Типы дисков:</text:p>
      <text:p text:style-name="P2">-статичные</text:p>
      <text:p text:style-name="P2">-двигающиеся (вверх, вниз, вверх и вниз, вниз и вверх, влево, вправо, влево и вправо, вправо и влево)<text:line-break/>-с «лупом» то есть музыка играет постоянно после актиации</text:p>
      <text:p text:style-name="P2">-без лупа то есть трек кончается через какое-то время после активации</text:p>
      <text:p text:style-name="P2">-»антидиски» которые изначально звучат, но наоборот выключаются если на них прыгнуть</text:p>
      <text:p text:style-name="P2"/>
      <text:p text:style-name="P3">Поролон может двигаться, в том числе в такт музыке.</text:p>
      <text:p text:style-name="P3"/>
      <text:p text:style-name="P3">Колонки создаёт звуковой «ветер» который может помочь игроку перемещаться. </text:p>
      <text:p text:style-name="P3"/>
      <text:p text:style-name="P4">Есть ещё наушники, которые тоже важны. </text:p>
      <text:p text:style-name="P4"/>
      <text:p text:style-name="P4"/>
      <text:p text:style-name="P5">Сюжетная суть игры — диджей попал в мир лоу фая и пытается понять как это произошло. </text:p>
      <text:p text:style-name="P5"/>
      <text:p text:style-name="P5"/>
      <text:p text:style-name="P6">Геймдизайн уровней:</text:p>
      <text:p text:style-name="P6"/>
      <text:p text:style-name="P6">1) 1 диск — вся музыка. Игрок в комнате. Он поворачивает из комнаты, выходит в длинный коридор. На диск можно вступить просто. Прыгать не нужно. Внизу под диском пустота с тайлами. Если туда упасть можно подняться по лестнице.</text:p>
      <text:p text:style-name="P6">2) 2 диска вся музыка. То же строение уровня. Нужно включить 2 диска</text:p>
      <text:p text:style-name="P6">3) 1 диск но сверху, надо прыгать, чтобы попасть чтобы попасть. Строение как и у первого уровня.</text:p>
      <text:p text:style-name="P6">4) 3 диска. Тот самый начальный уровенью</text:p>
      <text:p text:style-name="P6">5) отзеркаленный первый уровень, но внизу поролон</text:p>
      <text:p text:style-name="P6">6) полноценный уровень. 7 дисков прыгать, над поролоном, в том числе головой включать диски</text:p>
      <text:p text:style-name="P6">7) 2 диска. Чтоб достать левый — нужно присесть, чтоб правый — разбежаться</text:p>
      <text:p text:style-name="P6">8) большой нормальный уровень. Со всеми штуками.</text:p>
      <text:p text:style-name="P6">9) ещё один</text:p>
      <text:p text:style-name="P6">10) <text:span text:style-name="T4">двигающийся диск. Он один, на нём можно проехать до конца обрыва, по-другому обрыв не пройти.</text:span></text:p>
      <text:p text:style-name="P7">11) другой такой же диск, но который идёт наверх (вверх-вниз)</text:p>
      <text:p text:style-name="P7">12) полноценный уровень</text:p>
      <text:p text:style-name="P8">13) полноценный уровень</text:p>
      <text:p text:style-name="P7">1<text:span text:style-name="T6">4</text:span>) <text:span text:style-name="T5">5 дисков, строение уровня, как у первого. Но 5 из дисков — временный. </text:span><text:span text:style-name="T6">Нужно нажать на него и успеть дойти до двери пока она подсвечивается.</text:span></text:p>
      <text:p text:style-name="P8">15) полноценный уровень</text:p>
      <text:p text:style-name="P8">16) полноценный уровень</text:p>
      <text:p text:style-name="P8">17) уровень где поролон двигается под музыку и вместе с ней, но безопасно двигается, умереть нельзя</text:p>
      <text:p text:style-name="P8">18) полноценный уровень</text:p>
      <text:p text:style-name="P8"><text:soft-page-break/>19) полноценный уровень.</text:p>
      <text:p text:style-name="P8">Всё </text:p>
      <text:p text:style-name="P8"/>
      <text:p text:style-name="P8"/>
      <text:p text:style-name="P8">//<text:span text:style-name="T7">везде под музыку меняется освещение, космос двигается, неон дёргается, лампы по-разному светят. Остальное остаётся неподвижным.</text:span></text:p>
      <text:p text:style-name="P8"/>
      <text:p text:style-name="P8"/>
      <text:p text:style-name="P10">Начальный уровень </text:p>
      <text:p text:style-name="P11">первые 6 уровень первый цикл игровой первоначальный мехникаи, прыгать бегать, шифт, приседания</text:p>
      <text:p text:style-name="P11"/>
      <text:p text:style-name="P11"><text:span text:style-name="T10">новый цикл -</text:span>следуюшие уровни — показать возможности лабиринта, <text:span text:style-name="T8">что можно из одной комнаты много куда попасть. Также научить двигающимся в разные стороны дискам + двигающимся препятствиям </text:span><text:span text:style-name="T9">10 уровней гле то</text:span></text:p>
      <text:p text:style-name="P11"/>
      <text:p text:style-name="P12"><text:span text:style-name="T10">новый цикл - </text:span>последние уровни — показать что препятсивтия могут быть сложными и преследовать также есть диски меняющие гравитацию <text:span text:style-name="T10">еще мб 15 уровней гдето </text:span></text:p>
      <text:p text:style-name="P12"/>
      <text:p text:style-name="P12">самый последний левел — внутри шара прозрачного бегаешь. <text:span text:style-name="T10">Проверка всех механик</text:span></text:p>
      <text:p text:style-name="P12"/>
      <text:p text:style-name="P13">Каждый новый цикл — как бы с простого к сложному идешь. 3 волны. Такой ритм игры. 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18:46:45.829000000</meta:creation-date>
    <meta:generator>LibreOffice/7.4.2.3$Windows_X86_64 LibreOffice_project/382eef1f22670f7f4118c8c2dd222ec7ad009daf</meta:generator>
    <dc:date>2023-10-23T22:08:51.733000000</dc:date>
    <meta:editing-duration>PT42M29S</meta:editing-duration>
    <meta:editing-cycles>17</meta:editing-cycles>
    <meta:document-statistic meta:table-count="0" meta:image-count="0" meta:object-count="0" meta:page-count="2" meta:paragraph-count="38" meta:word-count="467" meta:character-count="3065" meta:non-whitespace-character-count="2615"/>
  </office:meta>
</office:document-meta>
</file>